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73c0" style:font-weight-asian="bold" style:font-weight-complex="bold"/>
    </style:style>
    <style:style style:name="T3" style:family="text">
      <style:text-properties fo:font-weight="bold" officeooo:rsid="001b36d3" style:font-weight-asian="bold" style:font-weight-complex="bold"/>
    </style:style>
    <style:style style:name="T4" style:family="text">
      <style:text-properties officeooo:rsid="001973c0"/>
    </style:style>
    <style:style style:name="T5" style:family="text">
      <style:text-properties officeooo:rsid="001b36d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Core 1771-21</text:span><text:line-break/><text:line-break/>Here's the character profile table for *Hybris Year 1771*:</text:p>
      <text:p text:style-name="Standard"/>
      <text:p text:style-name="Standard">| **Character** | **Birth Year** | **Role/Background** | **Personality Traits** | **Abilities/Magic** | **Alliances/Clans/Factions** | **Appearance** | **Character Arc/Goal** | **Secret** |</text:p>
      <text:p text:style-name="Standard">|---------------|----------------|----------------------|-------------------------|----------------------|------------------------------|----------------|-------------------------|------------|</text:p>
      <text:p text:style-name="Standard">| **Lucas** <text:s text:c="4"/>| 1754 <text:s text:c="10"/>| Aspiring college student; escapee from medi-laboratory experiments | Brave, analytical, self-doubting | High intelligence, telepathy, telekinesis; can control others’ minds to an extent | Core | 5'10", brown eyes, short light-brown hair, serious look | Overcoming insecurity to embrace his potential and confront his mysterious past | Laboratory researcher hunting him holds knowledge about his abilities and origin |</text:p>
      <text:p text:style-name="Standard">| **Mina** <text:s text:c="5"/>| 1754 <text:s text:c="10"/>| Celebrity and college student, upper class | Loyal, resilient, ambitious yet caring | Superhuman speed, agility (due to magical growth incident) | Core | 5'11", very bright blonde hair in a tight ponytail; green eyes; athletic build; warm smile | Achieving autonomy while balancing public image and personal needs; assisting Lucas' quest | Strong intuition; feels uneasy about Lucas’ encounter with the researcher |</text:p>
      <text:p text:style-name="Standard">| **Thomas** <text:s text:c="3"/>| 1753 <text:s text:c="10"/>| Friend and ally of Lucas and Mina | Strategic, level-headed, protective | Limited magical abilities; combat training | Core | 6'7", short brown hair, muscular build, alert expression; square face, a bit stumpy | Protecting friends while managing his own doubts; often a grounding force within the group | None |<text:line-break/><text:line-break/>---<text:line-break/><text:line-break/><text:span text:style-name="T2">Lucas telepathy breakdown</text:span></text:p>
      <text:p text:style-name="Standard"/>
      <text:p text:style-name="Standard">| **Topic** <text:s text:c="30"/>| **Detail** <text:s text:c="212"/>|</text:p>
      <text:p text:style-name="Standard">|-----------------------------------------|---------------------------------------------------------------------------------------------------------------------------------------------------------------------------------------------------------------------------------|</text:p>
      <text:p text:style-name="Standard">| **Active Thoughts in the Brain** <text:s text:c="7"/>| Active thoughts are primarily processed in the prefrontal cortex, with support from regions like the parietal and temporal lobes and hippocampus. These areas work together for decision-making, problem-solving, and planning. |</text:p>
      <text:p text:style-name="Standard">| **Mind-Wandering While Doing a Task** <text:s text:c="2"/>| When lost in thought, the default mode network (DMN) becomes active for mind-wandering and introspection, while the executive control network and dorsal attention network handle the physical task at hand. <text:s text:c="20"/>|</text:p>
      <text:p text:style-name="Standard">| **Lucas’s Telepathy &amp; DMN** <text:s text:c="12"/>| Without intense concentration, Lucas’s telepathy focuses on the target’s DMN, picking up on surface-level, wandering thoughts like daydreams or reflections. <text:s text:c="67"/>|</text:p>
      <text:p text:style-name="Standard">| **Natural Evolution of Lucas's Telepathy** | The user's idea about Lucas's telepathy evolving naturally toward focusing on surface thoughts in the DMN aligns with their intuitive approach, despite not having extensive knowledge of brain regions. <text:s text:c="23"/>|<text:line-break/><text:line-break/><text:span text:style-name="T3">E</text:span><text:span text:style-name="T1">volutionary path of Lucas’s telepathy</text:span> in table form:</text:p>
      <text:p text:style-name="Standard"/>
      <text:p text:style-name="Standard"><text:soft-page-break/>| **Stage** <text:s text:c="31"/>| **Description** <text:s text:c="163"/>| **Abilities** <text:s text:c="158"/>| **Limitations** <text:s text:c="115"/>|</text:p>
      <text:p text:style-name="Standard">|------------------------------------------|------------------------------------------------------------------------------------------------------------------------------------------------------------------------------------|-----------------------------------------------------------------------------------------------------------------------------------------------------------------------------|-------------------------------------------------------------------------------------------------------------------------------------|</text:p>
      <text:p text:style-name="Standard">| **1. Surface Thought Reading (DMN-Focused)** <text:s text:c="3"/>| Lucas can access ambient, surface-level thoughts in the **default mode network (DMN)** without deep focus. <text:s text:c="72"/>| Detects immediate feelings, idle thoughts, and reflections. <text:s text:c="111"/>| Only receives information; cannot access deeper thoughts or influence the target’s mind. <text:s text:c="42"/>|</text:p>
      <text:p text:style-name="Standard">| **2. Deeper Thought Access and Emotional Sensory Tuning** | Learns to delve deeper, accessing active thoughts and emotions in the **prefrontal cortex** and related areas. <text:s text:c="68"/>| Reads complex thoughts, emotional undertones, and sensory memories. <text:s text:c="103"/>| Observational only; cannot influence or alter these thoughts or emotions. <text:s text:c="58"/>|</text:p>
      <text:p text:style-name="Standard">| **3. Memory Access and Short-Term Influence** <text:s text:c="6"/>| Gains access to **stored memories** and can send brief "suggestions" to subtly influence the target’s thoughts or mood. <text:s text:c="59"/>| Can explore memories, create subtle emotional nudges, and influence mental states temporarily. <text:s text:c="76"/>| Suggestions are subtle and temporary; deeper changes require more energy. <text:s text:c="58"/>|</text:p>
      <text:p text:style-name="Standard">| **4. Memory Editing and Enhanced Thought Influence** | Can modify neural pathways related to memories, altering or obscuring certain details; has greater control over active thought and emotional influence. <text:s text:c="27"/>| Edits recent memories, creates false associations, and temporarily changes mood or focus. <text:s text:c="81"/>| Limited to recent memories or specific details; long-term or ingrained changes are challenging. <text:s text:c="36"/>|</text:p>
      <text:p text:style-name="Standard">| **5. Comprehensive Memory Rewriting and Full Thought Manipulation** | Gains control over specific **neural circuits** to alter memories entirely, guiding thoughts and emotions comprehensively as if scripting the person’s responses. <text:s text:c="18"/>| Rewrites memories, implants or removes memories, and fully guides thoughts and emotions. <text:s text:c="82"/>| Requires focus to maintain; long-term possession drains energy significantly. <text:s text:c="54"/>|</text:p>
      <text:p text:style-name="Standard">| **6. Full Neural Control and Possession** <text:s text:c="10"/>| Achieves full control over **neural connections**, allowing for permanent changes to memory, personality, and actions, and enabling possession of the person’s body and senses. <text:s text:c="4"/>| Fully controls the target’s body, experiences their senses, and makes lasting changes to memories and traits. <text:s text:c="61"/>| Requires intense concentration and is exhausting; maintaining control for long periods is difficult and may affect Lucas’s stability. |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5:21:29.375821254</meta:creation-date>
    <dc:date>2024-11-08T18:15:56.046292836</dc:date>
    <meta:editing-duration>PT12H54M2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2" meta:paragraph-count="20" meta:word-count="730" meta:character-count="7751" meta:non-whitespace-character-count="5141"/>
  </office:meta>
</office:document-meta>
</file>